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1. For each employee, display the employee’s last name, and calculate the number of months between today and the date the employee was hired. Label the column MONTHS_WORKED. </text:span></text:p>
      <text:p text:style-name="P1"><text:span text:style-name="T1">Order your results by the number of months employed. Round the number of months up to the closest whole number.</text:span></text:p>
      <text:p text:style-name="P1"><text:span text:style-name="T1"><text:s text:c="2"/>SELECT lastname,ROUND(DATEDIFF(months,hire_date,GETDATE())) AS MONTHS_WORKED</text:span></text:p>
      <text:p text:style-name="P1"><text:span text:style-name="T1"><text:s text:c="2"/>FROM employees</text:span></text:p>
      <text:p text:style-name="P1"><text:span text:style-name="T1"><text:s text:c="2"/>ORDER BY MONTHS_WORKED</text:span></text:p>
      <text:p text:style-name="P1"><text:span text:style-name="T1"><text:s text:c="2"/></text:span></text:p>
      <text:p text:style-name="P1"><text:span text:style-name="T2"/></text:p>
      <text:p text:style-name="P1"><text:span text:style-name="T3">2. Write a query that produces the following for each employee:</text:span></text:p>
      <text:p text:style-name="P1"><text:span text:style-name="T3"><text:tab/>&lt;employee last name&gt; earns &lt;salary&gt; monthly but wants &lt;3 times salary&gt;. Label the column Dream Salaries.</text:span></text:p>
      <text:p text:style-name="P1"><text:span text:style-name="T3">SELECT<text:s text:c="2"/>lastname, salary, 3*salary AS Dream_ Salary</text:span></text:p>
      <text:p text:style-name="P1"><text:span text:style-name="T3">FROM Employees</text:span></text:p>
      <text:p text:style-name="P1"><text:span text:style-name="T3"><text:tab/></text:span></text:p>
      <text:p text:style-name="P1"><text:span text:style-name="T3">3. Create a query to display the last name and salary for all employees. Format the salary to be 15</text:span></text:p>
      <text:p text:style-name="P1"><text:span text:style-name="T3"><text:tab/>characters long, left-padded with $. Label the column SALARY.</text:span></text:p>
      <text:p text:style-name="P2"><text:span text:style-name="T3"><text:tab/>SELECT lastname, FORMAT(salary, ‘$##################’ ) AS SALARY </text:span></text:p>
      <text:p text:style-name="P3"><text:span text:style-name="T3"><text:s text:c="12"/>FROM employees</text:span></text:p>
      <text:p text:style-name="P3"><text:span text:style-name="T4"/></text:p>
      <text:p text:style-name="P3"><text:span text:style-name="T5">4. Display the last name, hire date, and day of the week on which the employee started. Label</text:span></text:p>
      <text:p text:style-name="P3"><text:span text:style-name="T5"><text:s text:c="3"/>the column DAY. Order the results by the day of the week starting with Monday. </text:span></text:p>
      <text:p text:style-name="P3"><text:span text:style-name="T5">// We use DATENAME to get the day of the date that is given </text:span></text:p>
      <text:p text:style-name="P3"><text:span text:style-name="T5">//</text:span><text:span text:style-name="T6">datepart</text:span><text:span text:style-name="T7">: Specifies the date part for which you want to retrieve the name. It can be one of the following values: YEAR ,QUARTER,MONTH,WEEKDAY,DAYOFYEAR,DAY etc..</text:span></text:p>
      <text:p text:style-name="P3"><text:span text:style-name="T8"/></text:p>
      <text:p text:style-name="P3"><text:span text:style-name="T9">SELECT lastName,hireDate,DATENAME(WEEKDAY, hireDate) AS DAY</text:span></text:p>
      <text:p text:style-name="P3"><text:span text:style-name="T9">FROM Employees</text:span></text:p>
      <text:p text:style-name="P3"><text:span text:style-name="T9">ORDER BY </text:span></text:p>
      <text:p text:style-name="P3"><text:span text:style-name="T9"><text:s text:c="4"/>CASE DATENAME(WEEKDAY, HireDate)</text:span></text:p>
      <text:p text:style-name="P3"><text:span text:style-name="T9"><text:s text:c="8"/>WHEN 'Monday' THEN 1</text:span></text:p>
      <text:p text:style-name="P3"><text:span text:style-name="T9"><text:s text:c="8"/>WHEN 'Tuesday' THEN 2</text:span></text:p>
      <text:p text:style-name="P3"><text:span text:style-name="T9"><text:s text:c="8"/>WHEN 'Wednesday' THEN 3</text:span></text:p>
      <text:p text:style-name="P3"><text:span text:style-name="T9"><text:s text:c="8"/>WHEN 'Thursday' THEN 4</text:span></text:p>
      <text:p text:style-name="P3"><text:span text:style-name="T9"><text:s text:c="8"/>WHEN 'Friday' THEN 5</text:span></text:p>
      <text:p text:style-name="P3"><text:span text:style-name="T9"><text:s text:c="8"/>WHEN 'Saturday' THEN 6</text:span></text:p>
      <text:p text:style-name="P3"><text:span text:style-name="T9"><text:s text:c="8"/>WHEN 'Sunday' THEN 7</text:span></text:p>
      <text:p text:style-name="P3"><text:span text:style-name="T9"><text:s text:c="4"/>END;</text:span></text:p>
      <text:p text:style-name="P3"><text:span text:style-name="T9"><text:tab/></text:span></text:p>
      <text:p text:style-name="P3"><text:span text:style-name="T9">5. Create a query that displays the employees’ last names and manager_id. If an employee does not have a manager, put 1. Label the column MANAGER_ID.</text:span></text:p>
      <text:p text:style-name="P3"><text:span text:style-name="T9">// considering that the if there is no manager then the column is having NULL there</text:span></text:p>
      <text:p text:style-name="P3"><text:span text:style-name="T9"><text:s/></text:span></text:p>
      <text:p text:style-name="P3"><text:span text:style-name="T9">SELECT lastname, IFNULL(manager_id,1)AS MANAGER_ID</text:span></text:p>
      <text:p text:style-name="P3"><text:span text:style-name="T9">FROM employees<text:s text:c="3"/></text:span></text:p>
      <text:p text:style-name="P3"><text:span text:style-name="T10"/></text:p>
      <text:p text:style-name="P3"><text:span text:style-name="T11">6. Create a query that displays the employees’ last names and indicates the amounts of their annual salaries with asterisks. Each asterisk signifies a thousand dollars. Sort the data in descending order of salary. Label the column EMPLOYEES_AND_THEIR_SALARIES.</text:span></text:p>
      <text:p text:style-name="P3"><text:span text:style-name="T12"/></text:p>
      <text:p text:style-name="P3"><text:span text:style-name="T13"><text:s text:c="2"/>SELECT lastname,</text:span></text:p>
      <text:p text:style-name="P3"><text:span text:style-name="T13"><text:s text:c="2"/>FROM employees </text:span></text:p>
      <text:p text:style-name="P3"><text:span text:style-name="T13"><text:s text:c="2"/>ORDER BY salary DESC</text:span></text:p>
      <text:p text:style-name="P3"><text:span text:style-name="T13"/></text:p>
      <text:p text:style-name="P3"><text:span text:style-name="T13">7. write a query that displays the grade of all employees based on the value of the job title, as per the following data:</text:span></text:p>
      <text:p text:style-name="P3"><text:span text:style-name="T13"><text:s text:c="11"/>JOB<text:tab/><text:tab/><text:s text:c="24"/>GRADE<text:tab/></text:span></text:p>
      <text:p text:style-name="P3"><text:span text:style-name="T13"><text:tab/>"President"<text:tab/><text:tab/><text:tab/>A</text:span></text:p>
      <text:p text:style-name="P3"><text:span text:style-name="T13"><text:tab/>"Stock Manager"<text:tab/><text:tab/>B<text:tab/></text:span></text:p>
      <text:p text:style-name="P3"><text:span text:style-name="T13"><text:tab/>"Programmer"<text:tab/><text:tab/><text:tab/>C<text:tab/></text:span></text:p>
      <text:p text:style-name="P3"><text:span text:style-name="T13"><text:tab/>"Sales Representative"<text:tab/>D<text:tab/></text:span></text:p>
      <text:p text:style-name="P3"><text:span text:style-name="T13"><text:tab/>"Stock Clerk"<text:tab/><text:tab/><text:tab/>E<text:tab/></text:span></text:p>
      <text:p text:style-name="P3"><text:span text:style-name="T13"><text:tab/>None of the above<text:tab/><text:tab/>0</text:span></text:p>
      <text:p text:style-name="P3"><text:span text:style-name="T14"/></text:p>
      <text:p text:style-name="P3"><text:span text:style-name="T14"/></text:p>
      <text:p text:style-name="P3"><text:span text:style-name="T15">SELECT JOB ,</text:span></text:p>
      <text:p text:style-name="P3"><text:span text:style-name="T15">CASE </text:span></text:p>
      <text:p text:style-name="P3"><text:span text:style-name="T15">WHEN JOB=”President” THEN ‘A’</text:span></text:p>
      <text:p text:style-name="P3"><text:span text:style-name="T15">WHEN JOB="Stock Manager" THEN ‘B’</text:span></text:p>
      <text:p text:style-name="P3"><text:span text:style-name="T15">WHEN JOB="Programmer" THEN ‘C’</text:span></text:p>
      <text:p text:style-name="P3"><text:span text:style-name="T15">WHEN JOB="Sales Representative" THEN ‘D’<text:tab/></text:span></text:p>
      <text:p text:style-name="P3"><text:span text:style-name="T15">WHEN JOB="Stock Clerk" THEN ‘E’</text:span></text:p>
      <text:p text:style-name="P3"><text:span text:style-name="T15">ELSE ‘0’</text:span></text:p>
      <text:p text:style-name="P3"><text:span text:style-name="T15">END AS GRADE</text:span></text:p>
      <text:p text:style-name="P3"><text:span text:style-name="T15">FROM employees</text:span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